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25-02-1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24-02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21-12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20-12-1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20-01-1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8-12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8-01-0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6-12-2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5-12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4-12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4-01-1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3-01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1-12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1-01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10-01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9-01-2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8-02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7-01-2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6-01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5-01-1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4-02-2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3-02-0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2-02-0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1-01-1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2000-02-0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342095333601</text:p>
          </table:table-cell>
          <table:table-cell office:value-type="string" calcext:value-type="string">
            <text:p>JY-65-28-505</text:p>
          </table:table-cell>
          <table:table-cell office:value-type="string" calcext:value-type="string">
            <text:p>197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